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18.68pt">
            <draw:object draw:notify-on-update-of-ranges="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99.02pt" svg:y="359.91pt">
            <draw:object draw:notify-on-update-of-ranges="Sheet1.A28:Sheet1.A49 Sheet1.B27:Sheet1.B27 Sheet1.B28:Sheet1.B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54.36pt" svg:y="13.35pt">
            <draw:object draw:notify-on-update-of-ranges="Sheet1.L3:Sheet1.L12 Sheet1.M2:Sheet1.M2 Sheet1.M3:Sheet1.M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-[.A2]"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office:value-type="string" calcext:value-type="string">
            <text:p>Max Acceleration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table:formula="of:=[.A4]-[.A3]" office:value-type="float" office:value="84.3" calcext:value-type="float">
            <text:p>84.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20.21" calcext:value-type="float">
            <text:p>120.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5]-[.A4]"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08.89" calcext:value-type="float">
            <text:p>108.89</text:p>
          </table:table-cell>
        </table:table-row>
        <table:table-row table:style-name="ro1">
          <table:table-cell office:value-type="float" office:value="255.4" calcext:value-type="float">
            <text:p>255.4</text:p>
          </table:table-cell>
          <table:table-cell table:formula="of:=[.A6]-[.A5]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float" office:value="316.4" calcext:value-type="float">
            <text:p>316.4</text:p>
          </table:table-cell>
          <table:table-cell table:formula="of:=[.A7]-[.A6]" office:value-type="float" office:value="51.6" calcext:value-type="float">
            <text:p>51.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8]-[.A7]" office:value-type="float" office:value="44.5" calcext:value-type="float">
            <text:p>44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float" office:value="412.5" calcext:value-type="float">
            <text:p>412.5</text:p>
          </table:table-cell>
          <table:table-cell table:formula="of:=[.A9]-[.A8]"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float" office:value="449.7" calcext:value-type="float">
            <text:p>449.7</text:p>
          </table:table-cell>
          <table:table-cell table:formula="of:=[.A10]-[.A9]" office:value-type="float" office:value="31.4" calcext:value-type="float">
            <text:p>31.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float" office:value="481.1" calcext:value-type="float">
            <text:p>481.1</text:p>
          </table:table-cell>
          <table:table-cell table:formula="of:=[.A11]-[.A10]" office:value-type="float" office:value="26.9" calcext:value-type="float">
            <text:p>26.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12]-[.A11]" office:value-type="float" office:value="23.3" calcext:value-type="float">
            <text:p>23.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531.3" calcext:value-type="float">
            <text:p>531.3</text:p>
          </table:table-cell>
          <table:table-cell table:formula="of:=[.A13]-[.A12]" office:value-type="float" office:value="19.7" calcext:value-type="float">
            <text:p>19.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14]-[.A13]" office:value-type="float" office:value="16.7" calcext:value-type="float">
            <text:p>16.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67.7" calcext:value-type="float">
            <text:p>567.7</text:p>
          </table:table-cell>
          <table:table-cell table:formula="of:=[.A15]-[.A14]" office:value-type="float" office:value="13.9" calcext:value-type="float">
            <text:p>13.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formula="of:=[.A16]-[.A15]" office:value-type="float" office:value="11.6" calcext:value-type="float">
            <text:p>11.6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formula="of:=[.A17]-[.A16]" office:value-type="float" office:value="10.3" calcext:value-type="float">
            <text:p>10.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03.5" calcext:value-type="float">
            <text:p>603.5</text:p>
          </table:table-cell>
          <table:table-cell table:formula="of:=[.A18]-[.A17]" office:value-type="float" office:value="8.60000000000002" calcext:value-type="float">
            <text:p>8.6000000000000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12.1" calcext:value-type="float">
            <text:p>612.1</text:p>
          </table:table-cell>
          <table:table-cell table:formula="of:=[.A19]-[.A18]" office:value-type="float" office:value="7.19999999999993" calcext:value-type="float">
            <text:p>7.1999999999999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19.3" calcext:value-type="float">
            <text:p>619.3</text:p>
          </table:table-cell>
          <table:table-cell table:formula="of:=[.A20]-[.A19]" office:value-type="float" office:value="5.80000000000007" calcext:value-type="float">
            <text:p>5.80000000000007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25.1" calcext:value-type="float">
            <text:p>625.1</text:p>
          </table:table-cell>
          <table:table-cell table:formula="of:=[.A21]-[.A20]" office:value-type="float" office:value="5.89999999999998" calcext:value-type="float">
            <text:p>5.8999999999999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22]-[.A21]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36.5" calcext:value-type="float">
            <text:p>636.5</text:p>
          </table:table-cell>
          <table:table-cell table:formula="of:=[.A23]-[.A22]" office:value-type="float" office:value="-0.600000000000023" calcext:value-type="float">
            <text:p>-0.60000000000002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35.9" calcext:value-type="float">
            <text:p>635.9</text:p>
          </table:table-cell>
          <table:table-cell table:formula="of:=[.A24]-[.A23]" office:value-type="float" office:value="-9.39999999999998" calcext:value-type="float">
            <text:p>-9.39999999999998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26.5" calcext:value-type="float">
            <text:p>626.5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9]-[.A28]"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49.5" calcext:value-type="float">
            <text:p>49.5</text:p>
          </table:table-cell>
          <table:table-cell table:formula="of:=[.A30]-[.A29]" office:value-type="float" office:value="41.7" calcext:value-type="float">
            <text:p>41.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91.2" calcext:value-type="float">
            <text:p>91.2</text:p>
          </table:table-cell>
          <table:table-cell table:formula="of:=[.A31]-[.A30]" office:value-type="float" office:value="35.4" calcext:value-type="float">
            <text:p>35.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[.A32]-[.A31]" office:value-type="float" office:value="30.4" calcext:value-type="float">
            <text:p>30.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33]-[.A32]" office:value-type="float" office:value="26.2" calcext:value-type="float">
            <text:p>26.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83.2" calcext:value-type="float">
            <text:p>183.2</text:p>
          </table:table-cell>
          <table:table-cell table:formula="of:=[.A34]-[.A33]" office:value-type="float" office:value="21.9" calcext:value-type="float">
            <text:p>21.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05.1" calcext:value-type="float">
            <text:p>205.1</text:p>
          </table:table-cell>
          <table:table-cell table:formula="of:=[.A35]-[.A34]" office:value-type="float" office:value="18.4" calcext:value-type="float">
            <text:p>18.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23.5" calcext:value-type="float">
            <text:p>223.5</text:p>
          </table:table-cell>
          <table:table-cell table:formula="of:=[.A36]-[.A35]" office:value-type="float" office:value="15.6" calcext:value-type="float">
            <text:p>15.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39.1" calcext:value-type="float">
            <text:p>239.1</text:p>
          </table:table-cell>
          <table:table-cell table:formula="of:=[.A37]-[.A36]" office:value-type="float" office:value="13.4" calcext:value-type="float">
            <text:p>13.4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52.5" calcext:value-type="float">
            <text:p>252.5</text:p>
          </table:table-cell>
          <table:table-cell table:formula="of:=[.A38]-[.A37]" office:value-type="float" office:value="11.3" calcext:value-type="float">
            <text:p>11.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63.8" calcext:value-type="float">
            <text:p>263.8</text:p>
          </table:table-cell>
          <table:table-cell table:formula="of:=[.A39]-[.A38]" office:value-type="float" office:value="9.89999999999998" calcext:value-type="float">
            <text:p>9.8999999999999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73.7" calcext:value-type="float">
            <text:p>273.7</text:p>
          </table:table-cell>
          <table:table-cell table:formula="of:=[.A40]-[.A39]" office:value-type="float" office:value="7.80000000000001" calcext:value-type="float">
            <text:p>7.8000000000000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81.5" calcext:value-type="float">
            <text:p>281.5</text:p>
          </table:table-cell>
          <table:table-cell table:formula="of:=[.A41]-[.A40]" office:value-type="float" office:value="7.10000000000002" calcext:value-type="float">
            <text:p>7.1000000000000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88.6" calcext:value-type="float">
            <text:p>288.6</text:p>
          </table:table-cell>
          <table:table-cell table:formula="of:=[.A42]-[.A41]" office:value-type="float" office:value="5.59999999999997" calcext:value-type="float">
            <text:p>5.5999999999999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94.2" calcext:value-type="float">
            <text:p>294.2</text:p>
          </table:table-cell>
          <table:table-cell table:formula="of:=[.A43]-[.A42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299.2" calcext:value-type="float">
            <text:p>299.2</text:p>
          </table:table-cell>
          <table:table-cell table:formula="of:=[.A44]-[.A43]" office:value-type="float" office:value="4.19999999999999" calcext:value-type="float">
            <text:p>4.1999999999999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03.4" calcext:value-type="float">
            <text:p>303.4</text:p>
          </table:table-cell>
          <table:table-cell table:formula="of:=[.A45]-[.A44]" office:value-type="float" office:value="3.60000000000002" calcext:value-type="float">
            <text:p>3.6000000000000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46]-[.A45]" office:value-type="float" office:value="2.80000000000001" calcext:value-type="float">
            <text:p>2.8000000000000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09.8" calcext:value-type="float">
            <text:p>309.8</text:p>
          </table:table-cell>
          <table:table-cell table:formula="of:=[.A47]-[.A46]" office:value-type="float" office:value="2.89999999999998" calcext:value-type="float">
            <text:p>2.8999999999999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2.7" calcext:value-type="float">
            <text:p>312.7</text:p>
          </table:table-cell>
          <table:table-cell table:formula="of:=[.A48]-[.A47]" office:value-type="float" office:value="2.80000000000001" calcext:value-type="float">
            <text:p>2.80000000000001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5.5" calcext:value-type="float">
            <text:p>315.5</text:p>
          </table:table-cell>
          <table:table-cell table:formula="of:=[.A49]-[.A48]" office:value-type="float" office:value="1.39999999999998" calcext:value-type="float">
            <text:p>1.39999999999998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6.9" calcext:value-type="float">
            <text:p>316.9</text:p>
          </table:table-cell>
          <table:table-cell table:formula="of:=[.A50]-[.A49]" office:value-type="float" office:value="1.40000000000003" calcext:value-type="float">
            <text:p>1.4000000000000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318.3" calcext:value-type="float">
            <text:p>318.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1:54:04.034012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22:34:29.637338477</meta:creation-date>
    <dc:date>2021-02-06T12:08:34.577436827</dc:date>
    <meta:editing-duration>PT44M26S</meta:editing-duration>
    <meta:editing-cycles>2</meta:editing-cycles>
    <meta:generator>LibreOffice/6.1.5.2$Linux_ARM_EABI LibreOffice_project/10$Build-2</meta:generator>
    <meta:document-statistic meta:table-count="1" meta:cell-count="1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cceleration vs Speed at Power=100</text:p>
        </chart:title>
        <chart:legend chart:legend-position="end" svg:x="11.507cm" svg:y="3.952cm" style:legend-expansion="high" chart:style-name="ch3"/>
        <chart:plot-area chart:style-name="ch4" table:cell-range-address="Sheet1.A2:Sheet1.B25 Sheet1.B1:Sheet1.B1" chart:data-source-has-labels="row" svg:x="0.078cm" svg:y="1.222cm" svg:width="12.11cm" svg:height="7.096cm">
          <chartooo:coordinate-region svg:x="0.885cm" svg:y="1.421cm" svg:width="11.023cm" svg:height="6.69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scatter">
            <chart:domain table:cell-range-address="Sheet1.A2:Sheet1.A25"/>
            <chart:regression-curve chart:style-name="ch8">
              <chart:equation chart:display-equation="true" chart:display-r-square="true" svg:x="4.101cm" svg:y="1.558cm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99.7">
                <text:p>99.7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7">
                <text:p>99.7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.4">
                <text:p>255.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.4">
                <text:p>316.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">
                <text:p>36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2.5">
                <text:p>412.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.7">
                <text:p>449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.1">
                <text:p>481.1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">
                <text:p>50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1.3">
                <text:p>531.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7.7">
                <text:p>567.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1.6">
                <text:p>58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.2">
                <text:p>593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.5">
                <text:p>603.5</text:p>
              </table:table-cell>
              <table:table-cell office:value-type="float" office:value="8.60000000000002">
                <text:p>8.6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2.1">
                <text:p>612.1</text:p>
              </table:table-cell>
              <table:table-cell office:value-type="float" office:value="7.19999999999993">
                <text:p>7.1999999999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.3">
                <text:p>619.3</text:p>
              </table:table-cell>
              <table:table-cell office:value-type="float" office:value="5.80000000000007">
                <text:p>5.80000000000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.1">
                <text:p>625.1</text:p>
              </table:table-cell>
              <table:table-cell office:value-type="float" office:value="5.89999999999998">
                <text:p>5.89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1">
                <text:p>63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6.5">
                <text:p>636.5</text:p>
              </table:table-cell>
              <table:table-cell office:value-type="float" office:value="-0.600000000000023">
                <text:p>-0.600000000000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.9">
                <text:p>635.9</text:p>
              </table:table-cell>
              <table:table-cell office:value-type="float" office:value="-9.39999999999998">
                <text:p>-9.3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6.5">
                <text:p>6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384cm" svg:y="0.316cm" chart:style-name="ch2">
          <text:p>Acceleration vs Speed at Power=50</text:p>
        </chart:title>
        <chart:legend chart:legend-position="end" svg:x="11.505cm" svg:y="3.954cm" style:legend-expansion="high" chart:style-name="ch3"/>
        <chart:plot-area chart:style-name="ch4" table:cell-range-address="Sheet1.A28:Sheet1.B49 Sheet1.B27:Sheet1.B27" chart:data-source-has-labels="row" svg:x="0.319cm" svg:y="1.275cm" svg:width="10.867cm" svg:height="7.55cm">
          <chartooo:coordinate-region svg:x="0.94cm" svg:y="1.474cm" svg:width="9.96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49" chart:label-cell-address="Sheet1.B27:Sheet1.B27" chart:class="chart:scatter">
            <chart:domain table:cell-range-address="Sheet1.A28:Sheet1.A49"/>
            <chart:regression-curve chart:style-name="ch8">
              <chart:equation chart:display-equation="true" chart:display-r-square="false" svg:x="1.71cm" svg:y="1.587cm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9</svg:desc>
                </draw:g>
              </table:table-cell>
              <table:table-cell office:value-type="float" office:value="49.5">
                <text:p>49.5</text:p>
                <draw:g>
                  <svg:desc>Sheet1.B28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5">
                <text:p>49.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2">
                <text:p>91.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6">
                <text:p>126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.2">
                <text:p>183.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.1">
                <text:p>205.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5">
                <text:p>223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.1">
                <text:p>239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.5">
                <text:p>252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.8">
                <text:p>263.8</text:p>
              </table:table-cell>
              <table:table-cell office:value-type="float" office:value="9.89999999999998">
                <text:p>9.8999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7">
                <text:p>273.7</text:p>
              </table:table-cell>
              <table:table-cell office:value-type="float" office:value="7.80000000000001">
                <text:p>7.8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.5">
                <text:p>281.5</text:p>
              </table:table-cell>
              <table:table-cell office:value-type="float" office:value="7.10000000000002">
                <text:p>7.1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6">
                <text:p>288.6</text:p>
              </table:table-cell>
              <table:table-cell office:value-type="float" office:value="5.59999999999997">
                <text:p>5.599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.2">
                <text:p>29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2">
                <text:p>299.2</text:p>
              </table:table-cell>
              <table:table-cell office:value-type="float" office:value="4.19999999999999">
                <text:p>4.1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.4">
                <text:p>303.4</text:p>
              </table:table-cell>
              <table:table-cell office:value-type="float" office:value="3.60000000000002">
                <text:p>3.6000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">
                <text:p>307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8">
                <text:p>309.8</text:p>
              </table:table-cell>
              <table:table-cell office:value-type="float" office:value="2.89999999999998">
                <text:p>2.89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2.7">
                <text:p>312.7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.5">
                <text:p>315.5</text:p>
              </table:table-cell>
              <table:table-cell office:value-type="float" office:value="1.39999999999998">
                <text:p>1.39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.9">
                <text:p>316.9</text:p>
              </table:table-cell>
              <table:table-cell office:value-type="float" office:value="1.40000000000003">
                <text:p>1.400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Max Acceleration vs Power</text:p>
        </chart:title>
        <chart:legend chart:legend-position="end" svg:x="10.74cm" svg:y="3.952cm" style:legend-expansion="high" chart:style-name="ch3"/>
        <chart:plot-area chart:style-name="ch4" table:cell-range-address="Sheet1.L3:Sheet1.M12 Sheet1.M2:Sheet1.M2" chart:data-source-has-labels="row" svg:x="0.32cm" svg:y="1.275cm" svg:width="10.1cm" svg:height="7.545cm">
          <chartooo:coordinate-region svg:x="0.941cm" svg:y="1.474cm" svg:width="9.01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12" chart:label-cell-address="Sheet1.M2:Sheet1.M2" chart:class="chart:scatter">
            <chart:domain table:cell-range-address="Sheet1.L3:Sheet1.L12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Max Acceleration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L3:Sheet1.L12</svg:desc>
                </draw:g>
              </table:table-cell>
              <table:table-cell office:value-type="float" office:value="120.21">
                <text:p>120.21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3">
                <text:p>12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